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ProductName" style:master-page-name="OOoTitlePage">
      <style:paragraph-properties style:page-number="auto"/>
    </style:style>
    <style:style style:name="P2" style:family="paragraph" style:parent-style-name="OOoCopyrightPage" style:master-page-name="OOoCopyright">
      <style:paragraph-properties style:page-number="auto"/>
    </style:style>
    <style:style style:name="P3" style:family="paragraph" style:parent-style-name="OOoTextBody" style:master-page-name="OOoFrontMatter">
      <style:paragraph-properties style:page-number="auto"/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6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2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. Based on Apache OpenOffice 4.1.</text:p>
      <text:p text:style-name="P3"/>
      <text:p text:style-name="OOoToCHead"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6M</meta:editing-duration>
    <meta:editing-cycles>15</meta:editing-cycles>
    <meta:generator>OpenOffice/4.1.14$Win32 OpenOffice.org_project/4114m1$Build-9811</meta:generator>
    <meta:creation-date>2022-09-16T13:24:26.62</meta:creation-date>
    <meta:initial-creator>Keith McKenna</meta:initial-creator>
    <meta:keyword>Version 4.1</meta:keyword>
    <dc:subject>Apache OpenOffice® User Guides</dc:subject>
    <dc:date>2023-05-02T16:26:08.47</dc:date>
    <dc:creator>Keith McKenna</dc:creator>
    <meta:document-statistic meta:table-count="0" meta:image-count="0" meta:object-count="0" meta:page-count="3" meta:paragraph-count="17" meta:word-count="134" meta:character-count="952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03-04T15:48:22.70"/>
  </office:meta>
</office:document-meta>
</file>